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VIDEO</text:p>
      <text:p text:style-name="P1"/>
      <text:p text:style-name="P1"/>
      <text:p text:style-name="P1"/>
      <text:p text:style-name="P1"><text:a xlink:type="simple" xlink:href="https://www.youtube.com/watch?v=39_9H6-PB2Q&amp;t=66s" text:style-name="Internet_20_link" text:visited-style-name="Visited_20_Internet_20_Link">https://www.youtube.com/watch?v=39_9H6-PB2Q&amp;t=66s</text:a></text:p>
      <text:p text:style-name="P1"/>
      <text:p text:style-name="P1"/>
      <text:p text:style-name="P1"/>
      <text:p text:style-name="P1"/>
      <text:p text:style-name="P1">https://drive.google.com/file/d/1QdVs-U6b4qwq3YEPzns-x6yr3CGYF0Go/view?usp=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08T01:27:56.925000000</meta:creation-date>
    <dc:date>2021-10-23T21:08:56.08</dc:date>
    <meta:editing-duration>PT5M12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3" meta:word-count="4" meta:character-count="141"/>
  </office:meta>
</office:document-meta>
</file>